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margin-left="1.27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100%"/>
      <style:text-properties style:font-name="Consolas" fo:font-size="10pt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line-height="50%"/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P8" style:family="paragraph" style:parent-style-name="Standard">
      <style:paragraph-properties fo:line-height="100%"/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P9" style:family="paragraph" style:parent-style-name="Standard">
      <style:paragraph-properties fo:margin-left="1.27cm" fo:margin-right="0.3cm" fo:line-height="50%" fo:text-indent="0cm" style:auto-text-indent="false"/>
      <style:text-properties style:font-name="Consolas" fo:font-size="10pt" style:text-underline-style="solid" style:text-underline-width="auto" style:text-underline-color="font-color" fo:font-weight="bold" officeooo:rsid="00029ae2" officeooo:paragraph-rsid="00029ae2" style:font-name-asian="Consolas1" style:font-size-asian="10pt" style:font-weight-asian="bold" style:font-name-complex="Consolas1" style:font-size-complex="10pt" style:font-weight-complex="bold"/>
    </style:style>
    <style:style style:name="P10" style:family="paragraph" style:parent-style-name="Standard">
      <style:paragraph-properties fo:margin-left="1.27cm" fo:margin-right="0.3cm" fo:line-height="50%" fo:text-indent="0cm" style:auto-text-indent="false"/>
      <style:text-properties style:font-name="Consolas" fo:font-size="10pt" style:text-underline-style="none" fo:font-weight="normal" officeooo:rsid="00029ae2" officeooo:paragraph-rsid="00029ae2" style:font-name-asian="Consolas1" style:font-size-asian="10pt" style:font-weight-asian="normal" style:font-name-complex="Consolas1" style:font-size-complex="10pt" style:font-weight-complex="normal"/>
    </style:style>
    <style:style style:name="P11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2" style:family="paragraph" style:parent-style-name="Standard"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cm" fo:margin-right="0cm" fo:margin-top="0.494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0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1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029ae2" officeooo:paragraph-rsid="00029ae2" style:font-size-asian="12pt" style:font-weight-asian="bold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master-page-name="Standard"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style:use-window-font-color="true" loext:opacity="0%" fo:font-size="12pt" style:font-size-asian="12pt" style:font-size-complex="12pt"/>
    </style:style>
    <style:style style:name="P25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use-window-font-color="true" loext:opacity="0%" fo:font-size="12pt" style:font-size-asian="12pt" style:font-size-complex="12pt"/>
    </style:style>
    <style:style style:name="P26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style:use-window-font-color="true" loext:opacity="0%" fo:font-size="12pt" officeooo:paragraph-rsid="000d5146" style:font-size-asian="12pt" style:font-size-complex="12pt"/>
    </style:style>
    <style:style style:name="P27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use-window-font-color="true" loext:opacity="0%" fo:font-size="12pt" officeooo:paragraph-rsid="000d5146" style:font-size-asian="12pt" style:font-size-complex="12pt"/>
    </style:style>
    <style:style style:name="P28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style:use-window-font-color="true" loext:opacity="0%" fo:font-size="12pt" officeooo:rsid="00099086" officeooo:paragraph-rsid="00099086" style:font-size-asian="12pt" style:font-size-complex="12pt"/>
    </style:style>
    <style:style style:name="P29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style:use-window-font-color="true" loext:opacity="0%" fo:font-size="12pt" officeooo:rsid="000b5aef" officeooo:paragraph-rsid="000b5aef" style:font-size-asian="12pt" style:font-size-complex="12pt"/>
    </style:style>
    <style:style style:name="P30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1.27cm" style:auto-text-indent="false" fo:padding="0cm" fo:border="none"/>
      <style:text-properties style:use-window-font-color="true" loext:opacity="0%" fo:font-size="12pt" fo:font-weight="normal" officeooo:rsid="000da797" officeooo:paragraph-rsid="000da79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padding="0cm" fo:border="none"/>
      <style:text-properties style:use-window-font-color="true" loext:opacity="0%" fo:font-size="12pt" fo:font-weight="normal" officeooo:rsid="00079a73" officeooo:paragraph-rsid="00079a7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style:use-window-font-color="true" loext:opacity="0%"/>
    </style:style>
    <style:style style:name="P34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size="16pt" fo:font-weight="bold" style:font-size-asian="16pt" style:font-weight-asian="bold" style:font-size-complex="16pt"/>
    </style:style>
    <style:style style:name="P35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padding="0cm" fo:border="none"/>
      <style:text-properties fo:font-size="16pt" fo:font-weight="bold" style:font-size-asian="16pt" style:font-weight-asian="bold" style:font-size-complex="16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01225d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style:font-name-asian="Times New Roman1" style:font-style-asian="normal" style:font-name-complex="Times New Roman1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6pt" fo:font-style="normal" style:text-underline-style="none" fo:font-weight="bold" officeooo:rsid="0001225d" style:font-name-asian="Times New Roman1" style:font-size-asian="16pt" style:font-style-asian="normal" style:font-weight-asian="bold" style:font-name-complex="Times New Roman1" style:font-size-complex="16pt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8" style:family="text">
      <style:text-properties fo:color="#ff0000" loext:opacity="100%" fo:font-size="12pt" fo:font-weight="bold" style:font-size-asian="12pt" style:font-weight-asian="bold" style:font-size-complex="12pt"/>
    </style:style>
    <style:style style:name="T9" style:family="text">
      <style:text-properties fo:color="#ff0000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officeooo:rsid="0001225d" style:font-size-asian="12pt" style:font-weight-asian="bold" style:font-size-complex="12pt"/>
    </style:style>
    <style:style style:name="T12" style:family="text">
      <style:text-properties officeooo:rsid="0007ddc8"/>
    </style:style>
    <style:style style:name="T13" style:family="text">
      <style:text-properties officeooo:rsid="000d5146"/>
    </style:style>
    <style:style style:name="T14" style:family="text">
      <style:text-properties officeooo:rsid="000da797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weight="normal" style:font-weight-asian="normal" style:font-weight-complex="normal"/>
    </style:style>
    <style:style style:name="T17" style:family="text">
      <style:text-properties officeooo:rsid="000e080d"/>
    </style:style>
    <style:style style:name="T18" style:family="text">
      <style:text-properties officeooo:rsid="000e3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осковский Авиационный Институт</text:p>
      <text:p text:style-name="P17">(Национальный Исследовательский Университет)</text:p>
      <text:p text:style-name="P11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1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2"/>
      <text:p text:style-name="P12"/>
      <text:p text:style-name="P11"><text:span text:style-name="T3">Лабораторная работ</text:span><text:span text:style-name="T5">а №</text:span><text:span text:style-name="T6">1</text:span><text:span text:style-name="T5"> по курсу</text:span></text:p>
      <text:p text:style-name="P19">«Операционные системы»</text:p>
      <text:p text:style-name="P16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"><text:span text:style-name="T1">Группа: М8</text:span>О<text:span text:style-name="T1">-</text:span><text:span text:style-name="T2">209</text:span><text:span text:style-name="T1">БВ-2</text:span><text:span text:style-name="T2">4</text:span></text:p>
      <text:p text:style-name="P18">Студент: Лисов Д.С.</text:p>
      <text:p text:style-name="P1"><text:span text:style-name="T1">Преподаватель: </text:span><text:span text:style-name="T7">Миронов Е.С.</text:span></text:p>
      <text:p text:style-name="P18">Оценка: ____________________ </text:p>
      <text:p text:style-name="P1"><text:span text:style-name="T1">Дата: </text:span><text:span text:style-name="T2">25.09.2025</text:span></text:p>
      <text:p text:style-name="P13"/>
      <text:p text:style-name="P2"/>
      <text:p text:style-name="P3"/>
      <text:p text:style-name="P3"><text:span text:style-name="T1">Москва, 202</text:span><text:span text:style-name="T2">5</text:span></text:p>
      <text:p text:style-name="P20"><text:soft-page-break/>Постановка задачи</text:p>
      <text:p text:style-name="Standard"><text:span text:style-name="T10">Вариант </text:span><text:span text:style-name="T11">15</text:span><text:span text:style-name="T10">.</text:span></text:p>
      <text:p text:style-name="P22">Родительский процесс создает дочерний процесс. Первой строкой пользователь в консоль родительского процесса вводит имя файла, которое будет использовано для открытия File с таким именем на запись. Перенаправление стандартных потоков ввода-вывода показано на картинке выше. Родительский и дочерний процесс должны быть представлены разными программами. Родительский процесс принимает от пользователя строки произвольной длины и пересылает их в pipe1. Процесс child проверяет строки на валидность правилу. Если строка соответствует правилу, то она выводится в стандартный поток вывода дочернего процесса, иначе в pipe2 выводится информация об ошибке. Родительский процесс полученные от child ошибки выводит в стандартный поток вывода.</text:p>
      <text:p text:style-name="P20"><text:s text:c="2"/>Общий метод и алгоритм решения</text:p>
      <text:p text:style-name="P24">Использованные системные вызовы:</text:p>
      <text:list text:style-name="WWNum1">
        <text:list-item>
          <text:p text:style-name="P25">pid_t fork(void); – создает дочерний процесс. </text:p>
        </text:list-item>
        <text:list-item>
          <text:p text:style-name="P25">int pipe(int *fd); – <text:s/>создаёт канал для межпроцессного обмена данными.</text:p>
        </text:list-item>
        <text:list-item>
          <text:p text:style-name="P28">int dup2(int oldfd, int newfd); - дублирование файлового дескриптора</text:p>
        </text:list-item>
        <text:list-item>
          <text:p text:style-name="P28">int fcntl(int fd, int op, ...args); - управление открытыми файлами. В данной работе она делает чтение из pipe2[0] неблокирующим.</text:p>
        </text:list-item>
        <text:list-item>
          <text:p text:style-name="P28">int usleep(useconds_t usec); - приостановка выполнения на некоторое время. В данном случае использовалась для задания ожидания вывода дочернего процесса.</text:p>
        </text:list-item>
        <text:list-item>
          <text:p text:style-name="P29">pid_t wait(int *stat_loc); - ожидание завершения процесса. </text:p>
        </text:list-item>
        <text:list-item>
          <text:p text:style-name="P26"><text:span text:style-name="T14">i</text:span><text:span text:style-name="T13">nt fflush(FILE *stream); - сброс буфера потока вывода. </text:span></text:p>
          <text:p text:style-name="P27"/>
        </text:list-item>
      </text:list>
      <text:p text:style-name="P31">Сначала программа считывает название файла, который будет использован дочерним процессом для записи. Далее создаются 2 канала (pipe1: родительский процесс → дочерний процесс, pipe2: дочерний процесс → родительский процесс), затем с помощью команды fork() создаётся дочерний процесс. <text:line-break/><text:tab/>Пользователь вводит строки для проверки, которые родительский процесс считывает из <text:span text:style-name="T17">stdin с помощью getline. </text:span><text:span text:style-name="T18">П</text:span><text:span text:style-name="T17">рограмма проверяет, есть ли что-либо в канале </text:span><text:span text:style-name="T18">pipe2 (ошибки от дочернего процесса). Если они есть, то родительский процесс выводит их в stdout. После этого он пересылает через pipe1 строки дочернему процессу. Дочерний процесс принимает их и обрабатывает (или выводит в нужный файл или пишет об ошибке в stderr, который перенаправлен через pipe2 в parent.c). По окончании вывода закрывается канал pipe1[1] (сигнал для завершения дочернего процесса) и родитель дожидается завершения дочернего процесса через wait(NULL). </text:span></text:p>
      <text:p text:style-name="P20">Код программы</text:p>
      <text:p text:style-name="P21">parent.c</text:p>
      <text:p text:style-name="P5">#include &lt;stdio.h&gt;</text:p>
      <text:p text:style-name="P5">#include &lt;stdlib.h&gt;</text:p>
      <text:p text:style-name="P5">#include &lt;string.h&gt;</text:p>
      <text:p text:style-name="P5">#include &lt;unistd.h&gt;</text:p>
      <text:p text:style-name="P5">#include &lt;sys/wait.h&gt;</text:p>
      <text:p text:style-name="P5">#include &lt;fcntl.h&gt;</text:p>
      <text:p text:style-name="P5">#include &lt;ctype.h&gt;</text:p>
      <text:p text:style-name="P5"><text:soft-page-break/></text:p>
      <text:p text:style-name="P5">#define BUFFER_SIZE 1024</text:p>
      <text:p text:style-name="P5"/>
      <text:p text:style-name="P5">int main() {</text:p>
      <text:p text:style-name="P5"><text:tab/>char filename[BUFFER_SIZE];</text:p>
      <text:p text:style-name="P5"><text:tab/>int pipe1[2], pipe2[2];</text:p>
      <text:p text:style-name="P5"><text:tab/>int status;</text:p>
      <text:p text:style-name="P5"/>
      <text:p text:style-name="P5"><text:tab/>if (pipe(pipe1) == -1 || pipe(pipe2) == -1) {</text:p>
      <text:p text:style-name="P5"><text:tab/><text:tab/>perror("pipe failed");</text:p>
      <text:p text:style-name="P5"><text:tab/><text:tab/>exit(1);</text:p>
      <text:p text:style-name="P5"><text:tab/>}</text:p>
      <text:p text:style-name="P5"/>
      <text:p text:style-name="P5"><text:tab/>if (fgets(filename, sizeof(filename), stdin) == NULL) {</text:p>
      <text:p text:style-name="P5"><text:tab/><text:tab/>perror("fgets failed");</text:p>
      <text:p text:style-name="P5"><text:tab/><text:tab/>exit(1);</text:p>
      <text:p text:style-name="P5"><text:tab/>}</text:p>
      <text:p text:style-name="P5"/>
      <text:p text:style-name="P5"><text:tab/>filename[strcspn(filename, "\n")] = '\0';</text:p>
      <text:p text:style-name="P5"/>
      <text:p text:style-name="P5"><text:tab/>int file_fd = open(filename, O_WRONLY | O_CREAT | O_TRUNC, 0644);</text:p>
      <text:p text:style-name="P5"><text:tab/>if (file_fd == -1) {</text:p>
      <text:p text:style-name="P5"><text:tab/><text:tab/>perror("opening file ERROR");</text:p>
      <text:p text:style-name="P5"><text:tab/><text:tab/>return EXIT_FAILURE;</text:p>
      <text:p text:style-name="P5"><text:tab/>}</text:p>
      <text:p text:style-name="P5"/>
      <text:p text:style-name="P5"><text:tab/>char *buffer = NULL;</text:p>
      <text:p text:style-name="P5"><text:tab/>// dup2(file_fd, STDOUT_FILENO);</text:p>
      <text:p text:style-name="P5"><text:tab/></text:p>
      <text:p text:style-name="P5"><text:tab/>pid_t pid = fork();</text:p>
      <text:p text:style-name="P5"><text:tab/>if (pid == -1) {</text:p>
      <text:p text:style-name="P5"><text:tab/><text:tab/>perror("fork failed");</text:p>
      <text:p text:style-name="P5"><text:tab/><text:tab/>exit(1);</text:p>
      <text:p text:style-name="P5"><text:tab/>}</text:p>
      <text:p text:style-name="P5"/>
      <text:p text:style-name="P5"><text:tab/>if (pid == 0) {</text:p>
      <text:p text:style-name="P5"><text:tab/><text:tab/>close(pipe1[1]);</text:p>
      <text:p text:style-name="P5"><text:tab/><text:tab/>close(pipe2[0]);</text:p>
      <text:p text:style-name="P5"><text:tab/><text:tab/></text:p>
      <text:p text:style-name="P5"><text:tab/><text:tab/>dup2(pipe1[0], STDIN_FILENO);</text:p>
      <text:p text:style-name="P5"/>
      <text:p text:style-name="P5"><text:tab/><text:tab/>dup2(pipe2[1], STDERR_FILENO);</text:p>
      <text:p text:style-name="P5"><text:tab/><text:tab/>execl("./child", "child", NULL);</text:p>
      <text:p text:style-name="P5"/>
      <text:p text:style-name="P5"><text:soft-page-break/><text:tab/><text:tab/>close(pipe1[0]);</text:p>
      <text:p text:style-name="P5"><text:tab/><text:tab/>close(pipe2[1]);</text:p>
      <text:p text:style-name="P5"><text:tab/>} else {</text:p>
      <text:p text:style-name="P5"><text:tab/><text:tab/>close(pipe1[0]);</text:p>
      <text:p text:style-name="P5"><text:tab/><text:tab/>close(pipe2[1]);</text:p>
      <text:p text:style-name="P5"/>
      <text:p text:style-name="P5"><text:tab/><text:tab/>size_t len = 0;</text:p>
      <text:p text:style-name="P5"/>
      <text:p text:style-name="P5"><text:tab/><text:tab/>write(pipe1[1], filename, strlen(filename));</text:p>
      <text:p text:style-name="P5"><text:tab/><text:tab/>write(pipe1[1], "\n", strlen("\n"));</text:p>
      <text:p text:style-name="P5"><text:tab/><text:tab/>char error_msg; </text:p>
      <text:p text:style-name="P5"><text:tab/><text:tab/>while (1) {</text:p>
      <text:p text:style-name="P5"><text:tab/><text:tab/><text:tab/>usleep(10000);</text:p>
      <text:p text:style-name="P5"><text:tab/><text:tab/><text:tab/>fcntl(pipe2[0], F_SETFL, O_NONBLOCK);</text:p>
      <text:p text:style-name="P5"><text:tab/><text:tab/><text:tab/>while (read(pipe2[0], &amp;error_msg, 1) &gt; 0)</text:p>
      <text:p text:style-name="P5"><text:tab/><text:tab/><text:tab/><text:tab/>printf("%c", error_msg);</text:p>
      <text:p text:style-name="P5"/>
      <text:p text:style-name="P5"><text:tab/><text:tab/><text:tab/>fflush(stdout);</text:p>
      <text:p text:style-name="P5"><text:tab/><text:tab/><text:tab/>if (getline(&amp;buffer, &amp;len, stdin) == -1)</text:p>
      <text:p text:style-name="P5"><text:tab/><text:tab/><text:tab/><text:tab/>break;</text:p>
      <text:p text:style-name="P5"/>
      <text:p text:style-name="P5"><text:tab/><text:tab/><text:tab/>write(pipe1[1], buffer, strlen(buffer));<text:tab/><text:tab/><text:tab/></text:p>
      <text:p text:style-name="P5"><text:tab/><text:tab/>}</text:p>
      <text:p text:style-name="P5"><text:tab/><text:tab/>close(pipe2[0]);</text:p>
      <text:p text:style-name="P5"><text:tab/><text:tab/>close(pipe1[1]);</text:p>
      <text:p text:style-name="P5"><text:tab/><text:tab/>free(buffer);</text:p>
      <text:p text:style-name="P5"><text:tab/><text:tab/>wait(NULL);</text:p>
      <text:p text:style-name="P5"><text:tab/>}</text:p>
      <text:p text:style-name="P5"/>
      <text:p text:style-name="P5"><text:tab/>close(file_fd);</text:p>
      <text:p text:style-name="P5"><text:s text:c="4"/>return 0;</text:p>
      <text:p text:style-name="P5">}</text:p>
      <text:p text:style-name="P9">child.c</text:p>
      <text:p text:style-name="P10">#include &lt;stdio.h&gt;</text:p>
      <text:p text:style-name="P10">#include &lt;stdlib.h&gt;</text:p>
      <text:p text:style-name="P10">#include &lt;string.h&gt;</text:p>
      <text:p text:style-name="P10">#include &lt;unistd.h&gt;</text:p>
      <text:p text:style-name="P10">#include &lt;sys/wait.h&gt;</text:p>
      <text:p text:style-name="P10">#include &lt;fcntl.h&gt;</text:p>
      <text:p text:style-name="P10">#include &lt;ctype.h&gt;</text:p>
      <text:p text:style-name="P10"/>
      <text:p text:style-name="P10">#define BUFFER_SIZE 1024</text:p>
      <text:p text:style-name="P10"/>
      <text:p text:style-name="P10">int main() {</text:p>
      <text:p text:style-name="P10"><text:tab/>char *buffer;</text:p>
      <text:p text:style-name="P10"><text:tab/>size_t n;</text:p>
      <text:p text:style-name="P10"><text:soft-page-break/><text:tab/>ssize_t r;</text:p>
      <text:p text:style-name="P10"/>
      <text:p text:style-name="P10"><text:tab/>char *filename;</text:p>
      <text:p text:style-name="P10"><text:tab/>getline(&amp;filename, &amp;n, stdin);</text:p>
      <text:p text:style-name="P10"/>
      <text:p text:style-name="P10"><text:tab/>filename[strlen(filename) - 1] = '\0';</text:p>
      <text:p text:style-name="P10"><text:tab/>//fprintf(f,"%s", filename);</text:p>
      <text:p text:style-name="P10"><text:tab/>//fflush(stdout);</text:p>
      <text:p text:style-name="P10"><text:tab/>int file_fd = open(filename, O_WRONLY | O_CREAT | O_TRUNC, 0644);</text:p>
      <text:p text:style-name="P10"><text:tab/>dup2(file_fd, STDOUT_FILENO);</text:p>
      <text:p text:style-name="P10"><text:tab/>if (file_fd == -1)</text:p>
      <text:p text:style-name="P10"><text:tab/>{</text:p>
      <text:p text:style-name="P10"><text:tab/><text:tab/>perror("opening file ERROR");</text:p>
      <text:p text:style-name="P10"><text:tab/><text:tab/>return EXIT_FAILURE;</text:p>
      <text:p text:style-name="P10"><text:tab/>}</text:p>
      <text:p text:style-name="P10"/>
      <text:p text:style-name="P10"><text:tab/>while ((r = getline(&amp;buffer, &amp;n, stdin)) != -1) {</text:p>
      <text:p text:style-name="P10"><text:tab/><text:tab/>if (r &gt; 0 &amp;&amp; buffer[r - 1] == '\n') {</text:p>
      <text:p text:style-name="P10"><text:tab/><text:tab/><text:tab/>buffer[r - 1] = '\0';</text:p>
      <text:p text:style-name="P10"><text:tab/><text:tab/><text:tab/>r--;</text:p>
      <text:p text:style-name="P10"><text:tab/><text:tab/>}</text:p>
      <text:p text:style-name="P10"/>
      <text:p text:style-name="P10"><text:tab/><text:tab/>if (r &gt; 0 &amp;&amp; isupper(buffer[0])) {</text:p>
      <text:p text:style-name="P10"><text:tab/><text:tab/><text:tab/>printf("%s\n", buffer);</text:p>
      <text:p text:style-name="P10"><text:tab/><text:tab/>} else if (r &gt; 0) {</text:p>
      <text:p text:style-name="P10"><text:tab/><text:tab/><text:tab/>fprintf(stderr, "Error: %s is not valid\n", buffer);</text:p>
      <text:p text:style-name="P10"><text:tab/><text:tab/>} else {</text:p>
      <text:p text:style-name="P10"><text:tab/><text:tab/><text:tab/>fprintf( stderr, "Error: empty string\n");</text:p>
      <text:p text:style-name="P10"><text:tab/><text:tab/>}</text:p>
      <text:p text:style-name="P10"><text:tab/>}</text:p>
      <text:p text:style-name="P10"><text:tab/>fflush(stdout);</text:p>
      <text:p text:style-name="P10"><text:tab/>free(buffer);</text:p>
      <text:p text:style-name="P10"><text:tab/>close(file_fd);</text:p>
      <text:p text:style-name="P10"><text:tab/>return 0;</text:p>
      <text:p text:style-name="P10">}</text:p>
      <text:p text:style-name="P34"/>
      <text:p text:style-name="P35"/>
      <text:p text:style-name="P35">Протокол работы программы</text:p>
      <text:p text:style-name="P33"><text:span text:style-name="T10">Тестирование:</text:span></text:p>
      <text:p text:style-name="P4">$ ./parent</text:p>
      <text:p text:style-name="P4">test.txt</text:p>
      <text:p text:style-name="P4">A</text:p>
      <text:p text:style-name="P4">B</text:p>
      <text:p text:style-name="P4">G</text:p>
      <text:p text:style-name="P4"><text:soft-page-break/>H</text:p>
      <text:p text:style-name="P4">hello</text:p>
      <text:p text:style-name="P4">Error: hello is not valid</text:p>
      <text:p text:style-name="P4"/>
      <text:p text:style-name="P4">Error: empty string</text:p>
      <text:p text:style-name="P4">B </text:p>
      <text:p text:style-name="P4">AA</text:p>
      <text:p text:style-name="P4"/>
      <text:p text:style-name="P4"/>
      <text:p text:style-name="P4">$ cat test.txt</text:p>
      <text:p text:style-name="P4">A</text:p>
      <text:p text:style-name="P4">B</text:p>
      <text:p text:style-name="P4">G</text:p>
      <text:p text:style-name="P4">H</text:p>
      <text:p text:style-name="P4">B</text:p>
      <text:p text:style-name="P4">AA</text:p>
      <text:p text:style-name="P4"/>
      <text:p text:style-name="P4"/>
      <text:p text:style-name="P30">Strace:</text:p>
      <text:p text:style-name="P4">$ strace -f ./main</text:p>
      <text:p text:style-name="P4">execve("./main", ["./main"], 0x7ffde1b8ad38 /* 49 vars */) = 0</text:p>
      <text:p text:style-name="P4">brk(NULL) <text:s text:c="30"/>= 0x5643edd4d000</text:p>
      <text:p text:style-name="P4">arch_prctl(0x3001 /* ARCH_??? */, 0x7ffed25bee60) = -1 EINVAL (Недопустимый аргумент)</text:p>
      <text:p text:style-name="P4">access("/etc/ld.so.preload", R_OK) <text:s text:c="5"/>= -1 ENOENT (Нет такого файла или каталога)</text:p>
      <text:p text:style-name="P4">openat(AT_FDCWD, "/etc/ld.so.cache", O_RDONLY|O_CLOEXEC) = 3</text:p>
      <text:p text:style-name="P4">fstat(3, {st_mode=S_IFREG|0644, st_size=73833, ...}) = 0</text:p>
      <text:p text:style-name="P4">mmap(NULL, 73833, PROT_READ, MAP_PRIVATE, 3, 0) = 0x7fb731768000</text:p>
      <text:p text:style-name="P4">close(3) <text:s text:c="31"/>= 0</text:p>
      <text:p text:style-name="P6">openat(AT_FDCWD, "/lib/x86_64-linux-gnu/libc.so.6", O_RDONLY|O_CLOEXEC) = 3</text:p>
      <text:p text:style-name="P6">read(3, "\177ELF\2\1\1\3\0\0\0\0\0\0\0\0\3\0&gt;\0\1\0\0\0\360q\2\0\0\0\0\0"..., 832) = 832</text:p>
      <text:p text:style-name="P6">pread64(3, "\6\0\0\0\4\0\0\0@\0\0\0\0\0\0\0@\0\0\0\0\0\0\0@\0\0\0\0\0\0\0"..., 784, 64) = 784</text:p>
      <text:p text:style-name="P6">pread64(3, "\4\0\0\0\20\0\0\0\5\0\0\0GNU\0\2\0\0\300\4\0\0\0\3\0\0\0\0\0\0\0", 32, 848) = 32</text:p>
      <text:p text:style-name="P6">pread64(3, "\4\0\0\0\24\0\0\0\3\0\0\0GNU\0\t\233\222%\274\260\320\31\331\326\10\204\276X&gt;\263"..., 68, 880) = 68</text:p>
      <text:p text:style-name="P6">fstat(3, {st_mode=S_IFREG|0755, st_size=2029224, ...}) = 0</text:p>
      <text:p text:style-name="P6">mmap(NULL, 8192, PROT_READ|PROT_WRITE, MAP_PRIVATE|MAP_ANONYMOUS, -1, 0) = 0x7fb731766000</text:p>
      <text:p text:style-name="P6">pread64(3, "\6\0\0\0\4\0\0\0@\0\0\0\0\0\0\0@\0\0\0\0\0\0\0@\0\0\0\0\0\0\0"..., 784, 64) = 784</text:p>
      <text:p text:style-name="P6">pread64(3, "\4\0\0\0\20\0\0\0\5\0\0\0GNU\0\2\0\0\300\4\0\0\0\3\0\0\0\0\0\0\0", 32, 848) = 32</text:p>
      <text:p text:style-name="P6"><text:soft-page-break/>pread64(3, "\4\0\0\0\24\0\0\0\3\0\0\0GNU\0\t\233\222%\274\260\320\31\331\326\10\204\276X&gt;\263"..., 68, 880) = 68</text:p>
      <text:p text:style-name="P6">mmap(NULL, 2036952, PROT_READ, MAP_PRIVATE|MAP_DENYWRITE, 3, 0) = 0x7fb731574000</text:p>
      <text:p text:style-name="P6">mprotect(0x7fb731599000, 1847296, PROT_NONE) = 0</text:p>
      <text:p text:style-name="P6">mmap(0x7fb731599000, 1540096, PROT_READ|PROT_EXEC, MAP_PRIVATE|MAP_FIXED|MAP_DENYWRITE, 3, 0x25000) = 0x7fb731599000</text:p>
      <text:p text:style-name="P6">mmap(0x7fb731711000, 303104, PROT_READ, MAP_PRIVATE|MAP_FIXED|MAP_DENYWRITE, 3, 0x19d000) = 0x7fb731711000</text:p>
      <text:p text:style-name="P6">mmap(0x7fb73175c000, 24576, PROT_READ|PROT_WRITE, MAP_PRIVATE|MAP_FIXED|MAP_DENYWRITE, 3, 0x1e7000) = 0x7fb73175c000</text:p>
      <text:p text:style-name="P6">mmap(0x7fb731762000, 13528, PROT_READ|PROT_WRITE, MAP_PRIVATE|MAP_FIXED|MAP_ANONYMOUS, -1, 0) = 0x7fb731762000</text:p>
      <text:p text:style-name="P6">close(3) <text:s text:c="31"/>= 0</text:p>
      <text:p text:style-name="P6">arch_prctl(ARCH_SET_FS, 0x7fb731767540) = 0</text:p>
      <text:p text:style-name="P6">mprotect(0x7fb73175c000, 12288, PROT_READ) = 0</text:p>
      <text:p text:style-name="P6">mprotect(0x5643edb3c000, 4096, PROT_READ) = 0</text:p>
      <text:p text:style-name="P4">mprotect(0x7fb7317a8000, 4096, PROT_READ) = 0</text:p>
      <text:p text:style-name="P4">munmap(0x7fb731768000, 73833) <text:s text:c="10"/>= 0</text:p>
      <text:p text:style-name="P4">brk(NULL) <text:s text:c="30"/>= 0x5643edd4d000</text:p>
      <text:p text:style-name="P4">brk(0x5643edd6e000) <text:s text:c="20"/>= 0x5643edd6e000</text:p>
      <text:p text:style-name="P4">fstat(0, {st_mode=S_IFCHR|0620, st_rdev=makedev(0x88, 0), ...}) = 0</text:p>
      <text:p text:style-name="P4">read(0, file1.txt</text:p>
      <text:p text:style-name="P4">"file1.txt\n", 1024) <text:s text:c="11"/>= 10</text:p>
      <text:p text:style-name="P4">openat(AT_FDCWD, "file1.txt", O_WRONLY|O_CREAT|O_TRUNC, 0666) = 3</text:p>
      <text:p text:style-name="P4">read(0, file2.txt</text:p>
      <text:p text:style-name="P4">"file2.txt\n", 1024) <text:s text:c="11"/>= 10</text:p>
      <text:p text:style-name="P4">openat(AT_FDCWD, "file2.txt", O_WRONLY|O_CREAT|O_TRUNC, 0666) = 4</text:p>
      <text:p text:style-name="P7">pipe([5, 6]) <text:s text:c="27"/>= 0</text:p>
      <text:p text:style-name="P7">pipe([7, 8]) <text:s text:c="27"/>= 0 </text:p>
      <text:p text:style-name="P8">clone(child_stack=NULL, flags=CLONE_CHILD_CLEARTID|CLONE_CHILD_SETTID|SIGCHLD, child_tidptr=0x7fb731767810) = 4728</text:p>
      <text:p text:style-name="P8">clone(child_stack=NULL, flags=CLONE_CHILD_CLEARTID|CLONE_CHILD_SETTID|SIGCHLD, child_tidptr=0x7fb731767810) = 4729</text:p>
      <text:p text:style-name="P4">close(3) <text:s text:c="31"/>= 0</text:p>
      <text:p text:style-name="P4">close(4) <text:s text:c="31"/>= 0</text:p>
      <text:p text:style-name="P4">close(5) <text:s text:c="31"/>= 0</text:p>
      <text:p text:style-name="P4">close(7) <text:s text:c="31"/>= 0</text:p>
      <text:p text:style-name="P4">read(0, strace: Process 4728 attached</text:p>
      <text:p text:style-name="P4"><text:s/>&lt;unfinished ...&gt;</text:p>
      <text:p text:style-name="P4">[pid <text:s/>4728] close(4) <text:s text:c="19"/>= 0</text:p>
      <text:p text:style-name="P4">[pid <text:s/>4728] close(7) <text:s text:c="19"/>= 0</text:p>
      <text:p text:style-name="P4">[pid <text:s/>4728] close(8) <text:s text:c="19"/>= 0</text:p>
      <text:p text:style-name="P4">[pid <text:s/>4728] close(6) <text:s text:c="19"/>= 0</text:p>
      <text:p text:style-name="P4">[pid <text:s/>4728] dup2(5, 0) <text:s text:c="17"/>= 0</text:p>
      <text:p text:style-name="P4">[pid <text:s/>4728] dup2(3, 1) <text:s text:c="17"/>= 1</text:p>
      <text:p text:style-name="P4"><text:soft-page-break/>[pid <text:s/>4728] close(3strace: Process 4729 attached</text:p>
      <text:p text:style-name="P4">) <text:s text:c="19"/>= 0</text:p>
      <text:p text:style-name="P4">[pid <text:s/>4728] execve("child", NULL, 0x7ffed25bef48 /* 49 vars */ &lt;unfinished ...&gt;</text:p>
      <text:p text:style-name="P4">[pid <text:s/>4729] close(3) <text:s text:c="19"/>= 0</text:p>
      <text:p text:style-name="P4">[pid <text:s/>4729] close(5) <text:s text:c="19"/>= 0</text:p>
      <text:p text:style-name="P4">[pid <text:s/>4729] close(6) <text:s text:c="19"/>= 0</text:p>
      <text:p text:style-name="P4">[pid <text:s/>4729] close(8) <text:s text:c="19"/>= 0</text:p>
      <text:p text:style-name="P4">[pid <text:s/>4729] dup2(7, 0) <text:s text:c="17"/>= 0</text:p>
      <text:p text:style-name="P4">[pid <text:s/>4729] dup2(4, 1) <text:s text:c="17"/>= 1</text:p>
      <text:p text:style-name="P4">[pid <text:s/>4729] close(4) <text:s text:c="19"/>= 0</text:p>
      <text:p text:style-name="P4">[pid <text:s/>4729] execve("child", NULL, 0x7ffed25bef48 /* 49 vars */ &lt;unfinished ...&gt;</text:p>
      <text:p text:style-name="P4">[pid <text:s/>4728] &lt;... execve resumed&gt;) <text:s text:c="6"/>= 0</text:p>
      <text:p text:style-name="P4">[pid <text:s/>4728] brk(NULL &lt;unfinished ...&gt;</text:p>
      <text:p text:style-name="P4">[pid <text:s/>4729] &lt;... execve resumed&gt;) <text:s text:c="6"/>= 0</text:p>
      <text:p text:style-name="P4">[pid <text:s/>4729] brk(NULL &lt;unfinished ...&gt;</text:p>
      <text:p text:style-name="P4">[pid <text:s/>4728] &lt;... brk resumed&gt;) <text:s text:c="9"/>= 0x55b32f123000</text:p>
      <text:p text:style-name="P4">[pid <text:s/>4728] arch_prctl(0x3001 /* ARCH_??? */, 0x7ffc0937eb80 &lt;unfinished ...&gt;</text:p>
      <text:p text:style-name="P4">[pid <text:s/>4729] &lt;... brk resumed&gt;) <text:s text:c="9"/>= 0x55884ee36000</text:p>
      <text:p text:style-name="P4">[pid <text:s/>4729] arch_prctl(0x3001 /* ARCH_??? */, 0x7ffd061df910) = -1 EINVAL (Недопустимый аргумент)</text:p>
      <text:p text:style-name="P4">[pid <text:s/>4728] &lt;... arch_prctl resumed&gt;) <text:s text:c="2"/>= -1 EINVAL (Недопустимый аргумент)</text:p>
      <text:p text:style-name="P4">[pid <text:s/>4729] access("/etc/ld.so.preload", R_OK &lt;unfinished ...&gt;</text:p>
      <text:p text:style-name="P4">[pid <text:s/>4728] access("/etc/ld.so.preload", R_OK) = -1 ENOENT (Нет такого файла или каталога)</text:p>
      <text:p text:style-name="P4">[pid <text:s/>4729] &lt;... access resumed&gt;) <text:s text:c="6"/>= -1 ENOENT (Нет такого файла или каталога)</text:p>
      <text:p text:style-name="P4">[pid <text:s/>4728] openat(AT_FDCWD, "/etc/ld.so.cache", O_RDONLY|O_CLOEXEC &lt;unfinished ...&gt;</text:p>
      <text:p text:style-name="P4">[pid <text:s/>4729] openat(AT_FDCWD, "/etc/ld.so.cache", O_RDONLY|O_CLOEXEC) = 3</text:p>
      <text:p text:style-name="P4">[pid <text:s/>4728] &lt;... openat resumed&gt;) <text:s text:c="6"/>= 3</text:p>
      <text:p text:style-name="P4">[pid <text:s/>4728] fstat(3, <text:s/>&lt;unfinished ...&gt;</text:p>
      <text:p text:style-name="P4">[pid <text:s/>4729] fstat(3, <text:s/>&lt;unfinished ...&gt;</text:p>
      <text:p text:style-name="P4">[pid <text:s/>4728] &lt;... fstat resumed&gt;{st_mode=S_IFREG|0644, st_size=73833, ...}) = 0</text:p>
      <text:p text:style-name="P4">[pid <text:s/>4729] &lt;... fstat resumed&gt;{st_mode=S_IFREG|0644, st_size=73833, ...}) = 0</text:p>
      <text:p text:style-name="P4">[pid <text:s/>4729] mmap(NULL, 73833, PROT_READ, MAP_PRIVATE, 3, 0 &lt;unfinished ...&gt;</text:p>
      <text:p text:style-name="P4">[pid <text:s/>4728] mmap(NULL, 73833, PROT_READ, MAP_PRIVATE, 3, 0 &lt;unfinished ...&gt;</text:p>
      <text:p text:style-name="P4">[pid <text:s/>4729] &lt;... mmap resumed&gt;) <text:s text:c="8"/>= 0x7f9f03ba1000</text:p>
      <text:p text:style-name="P4">[pid <text:s/>4728] &lt;... mmap resumed&gt;) <text:s text:c="8"/>= 0x7f8c0c66c000</text:p>
      <text:p text:style-name="P4">[pid <text:s/>4728] close(3 &lt;unfinished ...&gt;</text:p>
      <text:p text:style-name="P4">[pid <text:s/>4729] close(3 &lt;unfinished ...&gt;</text:p>
      <text:p text:style-name="P4">[pid <text:s/>4728] &lt;... close resumed&gt;) <text:s text:c="7"/>= 0</text:p>
      <text:p text:style-name="P4">[pid <text:s/>4729] &lt;... close resumed&gt;) <text:s text:c="7"/>= 0</text:p>
      <text:p text:style-name="P4">[pid <text:s/>4728] openat(AT_FDCWD, "/lib/x86_64-linux-gnu/libc.so.6", O_RDONLY|O_CLOEXEC &lt;unfinished ...&gt;</text:p>
      <text:p text:style-name="P6">[pid <text:s/>4729] openat(AT_FDCWD, "/lib/x86_64-linux-gnu/libc.so.6", O_RDONLY|O_CLOEXEC) = 3</text:p>
      <text:p text:style-name="P6">[pid <text:s/>4728] &lt;... openat resumed&gt;) <text:s text:c="6"/>= 3</text:p>
      <text:p text:style-name="P6">[pid <text:s/>4729] read(3, <text:s/>&lt;unfinished ...&gt;</text:p>
      <text:p text:style-name="P6">[pid <text:s/>4728] read(3, <text:s/>&lt;unfinished ...&gt;</text:p>
      <text:p text:style-name="P6">[pid <text:s/>4729] &lt;... read resumed&gt;"\177ELF\2\1\1\3\0\0\0\0\0\0\0\0\3\0&gt;\0\1\0\0\0\360q\2\0\0\0\0\0"..., 832) = 832</text:p>
      <text:p text:style-name="P6"><text:soft-page-break/>[pid <text:s/>4728] &lt;... read resumed&gt;"\177ELF\2\1\1\3\0\0\0\0\0\0\0\0\3\0&gt;\0\1\0\0\0\360q\2\0\0\0\0\0"..., 832) = 832</text:p>
      <text:p text:style-name="P6">[pid <text:s/>4729] pread64(3, <text:s/>&lt;unfinished ...&gt;</text:p>
      <text:p text:style-name="P6">[pid <text:s/>4728] pread64(3, <text:s/>&lt;unfinished ...&gt;</text:p>
      <text:p text:style-name="P6">[pid <text:s/>4729] &lt;... pread64 resumed&gt;"\6\0\0\0\4\0\0\0@\0\0\0\0\0\0\0@\0\0\0\0\0\0\0@\0\0\0\0\0\0\0"..., 784, 64) = 784</text:p>
      <text:p text:style-name="P6">[pid <text:s/>4728] &lt;... pread64 resumed&gt;"\6\0\0\0\4\0\0\0@\0\0\0\0\0\0\0@\0\0\0\0\0\0\0@\0\0\0\0\0\0\0"..., 784, 64) = 784</text:p>
      <text:p text:style-name="P6">[pid <text:s/>4729] pread64(3, <text:s/>&lt;unfinished ...&gt;</text:p>
      <text:p text:style-name="P6">[pid <text:s/>4728] pread64(3, <text:s/>&lt;unfinished ...&gt;</text:p>
      <text:p text:style-name="P6">[pid <text:s/>4729] &lt;... pread64 resumed&gt;"\4\0\0\0\20\0\0\0\5\0\0\0GNU\0\2\0\0\300\4\0\0\0\3\0\0\0\0\0\0\0", 32, 848) = 32</text:p>
      <text:p text:style-name="P6">[pid <text:s/>4728] &lt;... pread64 resumed&gt;"\4\0\0\0\20\0\0\0\5\0\0\0GNU\0\2\0\0\300\4\0\0\0\3\0\0\0\0\0\0\0", 32, 848) = 32</text:p>
      <text:p text:style-name="P6">[pid <text:s/>4729] pread64(3, <text:s/>&lt;unfinished ...&gt;</text:p>
      <text:p text:style-name="P6">[pid <text:s/>4728] pread64(3, <text:s/>&lt;unfinished ...&gt;</text:p>
      <text:p text:style-name="P6">[pid <text:s/>4729] &lt;... pread64 resumed&gt;"\4\0\0\0\24\0\0\0\3\0\0\0GNU\0\t\233\222%\274\260\320\31\331\326\10\204\276X&gt;\263"..., 68, 880) = 68</text:p>
      <text:p text:style-name="P6">[pid <text:s/>4728] &lt;... pread64 resumed&gt;"\4\0\0\0\24\0\0\0\3\0\0\0GNU\0\t\233\222%\274\260\320\31\331\326\10\204\276X&gt;\263"..., 68, 880) = 68</text:p>
      <text:p text:style-name="P6">[pid <text:s/>4729] fstat(3, {st_mode=S_IFREG|0755, st_size=2029224, ...}) = 0</text:p>
      <text:p text:style-name="P6">[pid <text:s/>4729] mmap(NULL, 8192, PROT_READ|PROT_WRITE, MAP_PRIVATE|MAP_ANONYMOUS, -1, 0) = 0x7f9f03b9f000</text:p>
      <text:p text:style-name="P6">[pid <text:s/>4729] pread64(3, "\6\0\0\0\4\0\0\0@\0\0\0\0\0\0\0@\0\0\0\0\0\0\0@\0\0\0\0\0\0\0"..., 784, 64) = 784</text:p>
      <text:p text:style-name="P6">[pid <text:s/>4729] pread64(3, "\4\0\0\0\20\0\0\0\5\0\0\0GNU\0\2\0\0\300\4\0\0\0\3\0\0\0\0\0\0\0", 32, 848) = 32</text:p>
      <text:p text:style-name="P6">[pid <text:s/>4729] pread64(3, "\4\0\0\0\24\0\0\0\3\0\0\0GNU\0\t\233\222%\274\260\320\31\331\326\10\204\276X&gt;\263"..., 68, 880) = 68</text:p>
      <text:p text:style-name="P6">[pid <text:s/>4729] mmap(NULL, 2036952, PROT_READ, MAP_PRIVATE|MAP_DENYWRITE, 3, 0) = 0x7f9f039ad000</text:p>
      <text:p text:style-name="P6">[pid <text:s/>4729] mprotect(0x7f9f039d2000, 1847296, PROT_NONE) = 0</text:p>
      <text:p text:style-name="P6">[pid <text:s/>4729] mmap(0x7f9f039d2000, 1540096, PROT_READ|PROT_EXEC, MAP_PRIVATE|MAP_FIXED|MAP_DENYWRITE, 3, 0x25000) = 0x7f9f039d2000</text:p>
      <text:p text:style-name="P6">[pid <text:s/>4729] mmap(0x7f9f03b4a000, 303104, PROT_READ, MAP_PRIVATE|MAP_FIXED|MAP_DENYWRITE, 3, 0x19d000) = 0x7f9f03b4a000</text:p>
      <text:p text:style-name="P6">[pid <text:s/>4729] mmap(0x7f9f03b95000, 24576, PROT_READ|PROT_WRITE, MAP_PRIVATE|MAP_FIXED|MAP_DENYWRITE, 3, 0x1e7000 &lt;unfinished ...&gt;</text:p>
      <text:p text:style-name="P6">[pid <text:s/>4728] fstat(3, <text:s/>&lt;unfinished ...&gt;</text:p>
      <text:p text:style-name="P6">[pid <text:s/>4729] &lt;... mmap resumed&gt;) <text:s text:c="8"/>= 0x7f9f03b95000</text:p>
      <text:p text:style-name="P6">[pid <text:s/>4728] &lt;... fstat resumed&gt;{st_mode=S_IFREG|0755, st_size=2029224, ...}) = 0</text:p>
      <text:p text:style-name="P6"><text:soft-page-break/>[pid <text:s/>4728] mmap(NULL, 8192, PROT_READ|PROT_WRITE, MAP_PRIVATE|MAP_ANONYMOUS, -1, 0 &lt;unfinished ...&gt;</text:p>
      <text:p text:style-name="P6">[pid <text:s/>4729] mmap(0x7f9f03b9b000, 13528, PROT_READ|PROT_WRITE, MAP_PRIVATE|MAP_FIXED|MAP_ANONYMOUS, -1, 0 &lt;unfinished ...&gt;</text:p>
      <text:p text:style-name="P6">[pid <text:s/>4728] &lt;... mmap resumed&gt;) <text:s text:c="8"/>= 0x7f8c0c66a000</text:p>
      <text:p text:style-name="P6">[pid <text:s/>4728] pread64(3, <text:s/>&lt;unfinished ...&gt;</text:p>
      <text:p text:style-name="P6">[pid <text:s/>4729] &lt;... mmap resumed&gt;) <text:s text:c="8"/>= 0x7f9f03b9b000</text:p>
      <text:p text:style-name="P6">[pid <text:s/>4729] close(3 &lt;unfinished ...&gt;</text:p>
      <text:p text:style-name="P6">[pid <text:s/>4728] &lt;... pread64 resumed&gt;"\6\0\0\0\4\0\0\0@\0\0\0\0\0\0\0@\0\0\0\0\0\0\0@\0\0\0\0\0\0\0"..., 784, 64) = 784</text:p>
      <text:p text:style-name="P6">[pid <text:s/>4728] pread64(3, <text:s/>&lt;unfinished ...&gt;</text:p>
      <text:p text:style-name="P6">[pid <text:s/>4729] &lt;... close resumed&gt;) <text:s text:c="7"/>= 0</text:p>
      <text:p text:style-name="P6">[pid <text:s/>4728] &lt;... pread64 resumed&gt;"\4\0\0\0\20\0\0\0\5\0\0\0GNU\0\2\0\0\300\4\0\0\0\3\0\0\0\0\0\0\0", 32, 848) = 32</text:p>
      <text:p text:style-name="P6">[pid <text:s/>4729] arch_prctl(ARCH_SET_FS, 0x7f9f03ba0540 &lt;unfinished ...&gt;</text:p>
      <text:p text:style-name="P6">[pid <text:s/>4728] pread64(3, "\4\0\0\0\24\0\0\0\3\0\0\0GNU\0\t\233\222%\274\260\320\31\331\326\10\204\276X&gt;\263"..., 68, 880) = 68</text:p>
      <text:p text:style-name="P6">[pid <text:s/>4728] mmap(NULL, 2036952, PROT_READ, MAP_PRIVATE|MAP_DENYWRITE, 3, 0) = 0x7f8c0c478000</text:p>
      <text:p text:style-name="P6">[pid <text:s/>4728] mprotect(0x7f8c0c49d000, 1847296, PROT_NONE) = 0</text:p>
      <text:p text:style-name="P6">[pid <text:s/>4729] &lt;... arch_prctl resumed&gt;) <text:s text:c="2"/>= 0</text:p>
      <text:p text:style-name="P6">[pid <text:s/>4729] mprotect(0x7f9f03b95000, 12288, PROT_READ &lt;unfinished ...&gt;</text:p>
      <text:p text:style-name="P6">[pid <text:s/>4728] mmap(0x7f8c0c49d000, 1540096, PROT_READ|PROT_EXEC, MAP_PRIVATE|MAP_FIXED|MAP_DENYWRITE, 3, 0x25000) = 0x7f8c0c49d000</text:p>
      <text:p text:style-name="P6">[pid <text:s/>4728] mmap(0x7f8c0c615000, 303104, PROT_READ, MAP_PRIVATE|MAP_FIXED|MAP_DENYWRITE, 3, 0x19d000) = 0x7f8c0c615000</text:p>
      <text:p text:style-name="P6">[pid <text:s/>4728] mmap(0x7f8c0c660000, 24576, PROT_READ|PROT_WRITE, MAP_PRIVATE|MAP_FIXED|MAP_DENYWRITE, 3, 0x1e7000) = 0x7f8c0c660000</text:p>
      <text:p text:style-name="P6">[pid <text:s/>4728] mmap(0x7f8c0c666000, 13528, PROT_READ|PROT_WRITE, MAP_PRIVATE|MAP_FIXED|MAP_ANONYMOUS, -1, 0) = 0x7f8c0c666000</text:p>
      <text:p text:style-name="P6">[pid <text:s/>4728] close(3) <text:s text:c="19"/>= 0</text:p>
      <text:p text:style-name="P4">[pid <text:s/>4728] arch_prctl(ARCH_SET_FS, 0x7f8c0c66b540 &lt;unfinished ...&gt;</text:p>
      <text:p text:style-name="P4">[pid <text:s/>4729] &lt;... mprotect resumed&gt;) <text:s text:c="4"/>= 0</text:p>
      <text:p text:style-name="P4">[pid <text:s/>4728] &lt;... arch_prctl resumed&gt;) <text:s text:c="2"/>= 0</text:p>
      <text:p text:style-name="P4">[pid <text:s/>4728] mprotect(0x7f8c0c660000, 12288, PROT_READ &lt;unfinished ...&gt;</text:p>
      <text:p text:style-name="P4">[pid <text:s/>4729] mprotect(0x55884dfa5000, 4096, PROT_READ) = 0</text:p>
      <text:p text:style-name="P4">[pid <text:s/>4729] mprotect(0x7f9f03be1000, 4096, PROT_READ) = 0</text:p>
      <text:p text:style-name="P4">[pid <text:s/>4729] munmap(0x7f9f03ba1000, 73833) = 0</text:p>
      <text:p text:style-name="P4">[pid <text:s/>4728] &lt;... mprotect resumed&gt;) <text:s text:c="4"/>= 0</text:p>
      <text:p text:style-name="P4">[pid <text:s/>4728] mprotect(0x55b32d937000, 4096, PROT_READ &lt;unfinished ...&gt;</text:p>
      <text:p text:style-name="P4">[pid <text:s/>4729] read(0, <text:s/>&lt;unfinished ...&gt;</text:p>
      <text:p text:style-name="P4">[pid <text:s/>4728] &lt;... mprotect resumed&gt;) <text:s text:c="4"/>= 0</text:p>
      <text:p text:style-name="P4">[pid <text:s/>4728] mprotect(0x7f8c0c6ac000, 4096, PROT_READ) = 0</text:p>
      <text:p text:style-name="P4">[pid <text:s/>4728] munmap(0x7f8c0c66c000, 73833) = 0</text:p>
      <text:p text:style-name="P4"><text:soft-page-break/>[pid <text:s/>4728] read(0, 123456789123456789123456789</text:p>
      <text:p text:style-name="P4"><text:s/>&lt;unfinished ...&gt;</text:p>
      <text:p text:style-name="P4">[pid <text:s/>4726] &lt;... read resumed&gt;"1", 1) <text:s text:c="2"/>= 1</text:p>
      <text:p text:style-name="P4">[pid <text:s/>4726] read(0, "2", 1) <text:s text:c="12"/>= 1</text:p>
      <text:p text:style-name="P4">[pid <text:s/>4726] read(0, "3", 1) <text:s text:c="12"/>= 1</text:p>
      <text:p text:style-name="P4">[pid <text:s/>4726] read(0, "4", 1) <text:s text:c="12"/>= 1</text:p>
      <text:p text:style-name="P4">[pid <text:s/>4726] read(0, "5", 1) <text:s text:c="12"/>= 1</text:p>
      <text:p text:style-name="P4">[pid <text:s/>4726] read(0, "6", 1) <text:s text:c="12"/>= 1</text:p>
      <text:p text:style-name="P4">[pid <text:s/>4726] read(0, "7", 1) <text:s text:c="12"/>= 1</text:p>
      <text:p text:style-name="P4">[pid <text:s/>4726] read(0, "8", 1) <text:s text:c="12"/>= 1</text:p>
      <text:p text:style-name="P4">[pid <text:s/>4726] read(0, "9", 1) <text:s text:c="12"/>= 1</text:p>
      <text:p text:style-name="P4">[pid <text:s/>4726] read(0, "1", 1) <text:s text:c="12"/>= 1</text:p>
      <text:p text:style-name="P4">[pid <text:s/>4726] read(0, "2", 1) <text:s text:c="12"/>= 1</text:p>
      <text:p text:style-name="P4">[pid <text:s/>4726] read(0, "3", 1) <text:s text:c="12"/>= 1</text:p>
      <text:p text:style-name="P4">[pid <text:s/>4726] read(0, "4", 1) <text:s text:c="12"/>= 1</text:p>
      <text:p text:style-name="P4">[pid <text:s/>4726] read(0, "5", 1) <text:s text:c="12"/>= 1</text:p>
      <text:p text:style-name="P4">[pid <text:s/>4726] read(0, "6", 1) <text:s text:c="12"/>= 1</text:p>
      <text:p text:style-name="P4">[pid <text:s/>4726] read(0, "7", 1) <text:s text:c="12"/>= 1</text:p>
      <text:p text:style-name="P4">[pid <text:s/>4726] read(0, "8", 1) <text:s text:c="12"/>= 1</text:p>
      <text:p text:style-name="P4">[pid <text:s/>4726] read(0, "9", 1) <text:s text:c="12"/>= 1</text:p>
      <text:p text:style-name="P4">[pid <text:s/>4726] read(0, "1", 1) <text:s text:c="12"/>= 1</text:p>
      <text:p text:style-name="P4">[pid <text:s/>4726] read(0, "2", 1) <text:s text:c="12"/>= 1</text:p>
      <text:p text:style-name="P4">[pid <text:s/>4726] read(0, "3", 1) <text:s text:c="12"/>= 1</text:p>
      <text:p text:style-name="P4">[pid <text:s/>4726] read(0, "4", 1) <text:s text:c="12"/>= 1</text:p>
      <text:p text:style-name="P4">[pid <text:s/>4726] read(0, "5", 1) <text:s text:c="12"/>= 1</text:p>
      <text:p text:style-name="P4">[pid <text:s/>4726] read(0, "6", 1) <text:s text:c="12"/>= 1</text:p>
      <text:p text:style-name="P4">[pid <text:s/>4726] read(0, "7", 1) <text:s text:c="12"/>= 1</text:p>
      <text:p text:style-name="P4">[pid <text:s/>4726] read(0, "8", 1) <text:s text:c="12"/>= 1</text:p>
      <text:p text:style-name="P4">[pid <text:s/>4726] read(0, "9", 1) <text:s text:c="12"/>= 1</text:p>
      <text:p text:style-name="P4">[pid <text:s/>4726] read(0, "\n", 1) <text:s text:c="11"/>= 1</text:p>
      <text:p text:style-name="P4">[pid <text:s/>4726] write(8, "\33\0\0\0", 4) <text:s text:c="3"/>= 4</text:p>
      <text:p text:style-name="P4">[pid <text:s/>4726] write(8, "123456789123456789123456789", 27) = 27</text:p>
      <text:p text:style-name="P4">[pid <text:s/>4726] read(0, <text:s/>&lt;unfinished ...&gt;</text:p>
      <text:p text:style-name="P4">[pid <text:s/>4729] &lt;... read resumed&gt;"\33\0\0\0", 4) = 4</text:p>
      <text:p text:style-name="P4">[pid <text:s/>4729] read(0, "123456789123456789123456789", 27) = 27</text:p>
      <text:p text:style-name="P4">[pid <text:s/>4729] fstat(1, {st_mode=S_IFREG|0664, st_size=0, ...}) = 0</text:p>
      <text:p text:style-name="P4">[pid <text:s/>4729] brk(NULL) <text:s text:c="18"/>= 0x55884ee36000</text:p>
      <text:p text:style-name="P4">[pid <text:s/>4729] brk(0x55884ee57000) <text:s text:c="8"/>= 0x55884ee57000</text:p>
      <text:p text:style-name="P4">[pid <text:s/>4729] write(1, "987654321987654321987654321\n", 28) = 28</text:p>
      <text:p text:style-name="P4">[pid <text:s/>4729] read(0, okay</text:p>
      <text:p text:style-name="P4"><text:s/>&lt;unfinished ...&gt;</text:p>
      <text:p text:style-name="P4">[pid <text:s/>4726] &lt;... read resumed&gt;"o", 1) <text:s text:c="2"/>= 1</text:p>
      <text:p text:style-name="P4">[pid <text:s/>4726] read(0, "k", 1) <text:s text:c="12"/>= 1</text:p>
      <text:p text:style-name="P4">[pid <text:s/>4726] read(0, "a", 1) <text:s text:c="12"/>= 1</text:p>
      <text:p text:style-name="P4">[pid <text:s/>4726] read(0, "y", 1) <text:s text:c="12"/>= 1</text:p>
      <text:p text:style-name="P4">[pid <text:s/>4726] read(0, "\n", 1) <text:s text:c="11"/>= 1</text:p>
      <text:p text:style-name="P4">[pid <text:s/>4726] write(8, "\4\0\0\0", 4) <text:s text:c="4"/>= 4</text:p>
      <text:p text:style-name="P4">[pid <text:s/>4726] write(8, "okay", 4) <text:s text:c="8"/>= 4</text:p>
      <text:p text:style-name="P4">[pid <text:s/>4726] read(0, <text:s/>&lt;unfinished ...&gt;</text:p>
      <text:p text:style-name="P4"><text:soft-page-break/>[pid <text:s/>4729] &lt;... read resumed&gt;"\4\0\0\0", 4) = 4</text:p>
      <text:p text:style-name="P4">[pid <text:s/>4729] read(0, "okay", 4) <text:s text:c="9"/>= 4</text:p>
      <text:p text:style-name="P4">[pid <text:s/>4729] write(1, "yako\n", 5) <text:s text:c="6"/>= 5</text:p>
      <text:p text:style-name="P4">[pid <text:s/>4729] read(0, fedor</text:p>
      <text:p text:style-name="P4"><text:s/>&lt;unfinished ...&gt;</text:p>
      <text:p text:style-name="P4">[pid <text:s/>4726] &lt;... read resumed&gt;"f", 1) <text:s text:c="2"/>= 1</text:p>
      <text:p text:style-name="P4">[pid <text:s/>4726] read(0, "e", 1) <text:s text:c="12"/>= 1</text:p>
      <text:p text:style-name="P4">[pid <text:s/>4726] read(0, "d", 1) <text:s text:c="12"/>= 1</text:p>
      <text:p text:style-name="P4">[pid <text:s/>4726] read(0, "o", 1) <text:s text:c="12"/>= 1</text:p>
      <text:p text:style-name="P4">[pid <text:s/>4726] read(0, "r", 1) <text:s text:c="12"/>= 1</text:p>
      <text:p text:style-name="P4">[pid <text:s/>4726] read(0, "\n", 1) <text:s text:c="11"/>= 1</text:p>
      <text:p text:style-name="P4">[pid <text:s/>4726] write(6, "\5\0\0\0", 4) <text:s text:c="4"/>= 4</text:p>
      <text:p text:style-name="P4">[pid <text:s/>4726] write(6, "fedor", 5) <text:s text:c="7"/>= 5</text:p>
      <text:p text:style-name="P4">[pid <text:s/>4726] read(0, <text:s/>&lt;unfinished ...&gt;</text:p>
      <text:p text:style-name="P4">[pid <text:s/>4728] &lt;... read resumed&gt;"\5\0\0\0", 4) = 4</text:p>
      <text:p text:style-name="P4">[pid <text:s/>4728] read(0, "fedor", 5) <text:s text:c="8"/>= 5</text:p>
      <text:p text:style-name="P4">[pid <text:s/>4728] fstat(1, {st_mode=S_IFREG|0664, st_size=0, ...}) = 0</text:p>
      <text:p text:style-name="P4">[pid <text:s/>4728] brk(NULL) <text:s text:c="18"/>= 0x55b32f123000</text:p>
      <text:p text:style-name="P4">[pid <text:s/>4728] brk(0x55b32f144000) <text:s text:c="8"/>= 0x55b32f144000</text:p>
      <text:p text:style-name="P4">[pid <text:s/>4728] write(1, "rodef\n", 6) <text:s text:c="5"/>= 6</text:p>
      <text:p text:style-name="P4">[pid <text:s/>4728] read(0, rodeo</text:p>
      <text:p text:style-name="P4"><text:s/>&lt;unfinished ...&gt;</text:p>
      <text:p text:style-name="P4">[pid <text:s/>4726] &lt;... read resumed&gt;"r", 1) <text:s text:c="2"/>= 1</text:p>
      <text:p text:style-name="P4">[pid <text:s/>4726] read(0, "o", 1) <text:s text:c="12"/>= 1</text:p>
      <text:p text:style-name="P4">[pid <text:s/>4726] read(0, "d", 1) <text:s text:c="12"/>= 1</text:p>
      <text:p text:style-name="P4">[pid <text:s/>4726] read(0, "e", 1) <text:s text:c="12"/>= 1</text:p>
      <text:p text:style-name="P4">[pid <text:s/>4726] read(0, "o", 1) <text:s text:c="12"/>= 1</text:p>
      <text:p text:style-name="P4">[pid <text:s/>4726] read(0, "\n", 1) <text:s text:c="11"/>= 1</text:p>
      <text:p text:style-name="P4">[pid <text:s/>4726] write(6, "\5\0\0\0", 4) <text:s text:c="4"/>= 4</text:p>
      <text:p text:style-name="P4">[pid <text:s/>4726] write(6, "rodeo", 5) <text:s text:c="7"/>= 5</text:p>
      <text:p text:style-name="P4">[pid <text:s/>4726] read(0, <text:s/>&lt;unfinished ...&gt;</text:p>
      <text:p text:style-name="P4">[pid <text:s/>4728] &lt;... read resumed&gt;"\5\0\0\0", 4) = 4</text:p>
      <text:p text:style-name="P4">[pid <text:s/>4728] read(0, "rodeo", 5) <text:s text:c="8"/>= 5</text:p>
      <text:p text:style-name="P4">[pid <text:s/>4728] write(1, "oedor\n", 6) <text:s text:c="5"/>= 6</text:p>
      <text:p text:style-name="P4">[pid <text:s/>4728] read(0, hihihi</text:p>
      <text:p text:style-name="P4"><text:s/>&lt;unfinished ...&gt;</text:p>
      <text:p text:style-name="P4">[pid <text:s/>4726] &lt;... read resumed&gt;"h", 1) <text:s text:c="2"/>= 1</text:p>
      <text:p text:style-name="P4">[pid <text:s/>4726] read(0, "i", 1) <text:s text:c="12"/>= 1</text:p>
      <text:p text:style-name="P4">[pid <text:s/>4726] read(0, "h", 1) <text:s text:c="12"/>= 1</text:p>
      <text:p text:style-name="P4">[pid <text:s/>4726] read(0, "i", 1) <text:s text:c="12"/>= 1</text:p>
      <text:p text:style-name="P4">[pid <text:s/>4726] read(0, "h", 1) <text:s text:c="12"/>= 1</text:p>
      <text:p text:style-name="P4">[pid <text:s/>4726] read(0, "i", 1) <text:s text:c="12"/>= 1</text:p>
      <text:p text:style-name="P4">[pid <text:s/>4726] read(0, "\n", 1) <text:s text:c="11"/>= 1</text:p>
      <text:p text:style-name="P4">[pid <text:s/>4726] write(8, "\6\0\0\0", 4) <text:s text:c="4"/>= 4</text:p>
      <text:p text:style-name="P4">[pid <text:s/>4726] write(8, "hihihi", 6) <text:s text:c="6"/>= 6</text:p>
      <text:p text:style-name="P4">[pid <text:s/>4726] read(0, <text:s/>&lt;unfinished ...&gt;</text:p>
      <text:p text:style-name="P4">[pid <text:s/>4729] &lt;... read resumed&gt;"\6\0\0\0", 4) = 4</text:p>
      <text:p text:style-name="P4">[pid <text:s/>4729] read(0, "hihihi", 6) <text:s text:c="7"/>= 6</text:p>
      <text:p text:style-name="P4">[pid <text:s/>4729] write(1, "ihihih\n", 7) <text:s text:c="4"/>= 7</text:p>
      <text:p text:style-name="P4"><text:soft-page-break/>[pid <text:s/>4729] read(0, <text:s/>&lt;unfinished ...&gt;</text:p>
      <text:p text:style-name="P4">[pid <text:s/>4726] &lt;... read resumed&gt;"", 1) <text:s text:c="3"/>= 0</text:p>
      <text:p text:style-name="P4">[pid <text:s/>4726] close(6) <text:s text:c="19"/>= 0</text:p>
      <text:p text:style-name="P4">[pid <text:s/>4726] close(8) <text:s text:c="19"/>= 0</text:p>
      <text:p text:style-name="P4">[pid <text:s/>4726] exit_group(0) <text:s text:c="14"/>= ?</text:p>
      <text:p text:style-name="P4">[pid <text:s/>4726] +++ exited with 0 +++</text:p>
      <text:p text:style-name="P4">[pid <text:s/>4728] &lt;... read resumed&gt;"", 4) <text:s text:c="3"/>= 0</text:p>
      <text:p text:style-name="P4">[pid <text:s/>4728] exit_group(0) <text:s text:c="14"/>= ?</text:p>
      <text:p text:style-name="P4">[pid <text:s/>4728] +++ exited with 0 +++</text:p>
      <text:p text:style-name="P4">&lt;... read resumed&gt;"", 4) <text:s text:c="15"/>= 0</text:p>
      <text:p text:style-name="P4">exit_group(0) <text:s text:c="26"/>= ?</text:p>
      <text:p text:style-name="P4">+++ exited with 0 +++</text:p>
      <text:p text:style-name="P34"><text:span text:style-name="T4">Вывод</text:span></text:p>
      <text:p text:style-name="P32">Лабораторная работа показалась достаточно трудной для выполнения. Сталкивался с проблемами, когда 2 процесса пытались получить доступ к одним и тем же данным. Также возникали проблемы, когда один процесс ожидал другой и блокировал выполнение другого. Научился работать с процессами, межпроцессным взаимодействием и системными вызова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normal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 style:default-outline-level="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7.2$Linux_X86_64 LibreOffice_project/420$Build-2</meta:generator>
    <dc:date>2025-09-25T08:01:01.089196100</dc:date>
    <meta:editing-duration>PT1H48M40S</meta:editing-duration>
    <meta:editing-cycles>16</meta:editing-cycles>
    <meta:document-statistic meta:table-count="0" meta:image-count="0" meta:object-count="0" meta:page-count="13" meta:paragraph-count="432" meta:word-count="2497" meta:character-count="20846" meta:non-whitespace-character-count="167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